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57.61pt" svg:y="175.27pt">
            <loext:p draw:notify-on-update-of-ranges="Sheet1.C4:Sheet1.C42 Sheet1.D3:Sheet1.D3 Sheet1.D4:Sheet1.D42 Sheet1.E3:Sheet1.E3 Sheet1.E4:Sheet1.E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Topic</text:p>
          </table:table-cell>
          <table:table-cell office:value-type="string" calcext:value-type="string">
            <text:p><text:s/>AVGCohesion</text:p>
          </table:table-cell>
          <table:table-cell office:value-type="string" calcext:value-type="string">
            <text:p><text:s/>AVGSilhouette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87028" calcext:value-type="float">
            <text:p>0.487028</text:p>
          </table:table-cell>
          <table:table-cell office:value-type="float" office:value="0.367347" calcext:value-type="float">
            <text:p>0.36734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532325" calcext:value-type="float">
            <text:p>0.532325</text:p>
          </table:table-cell>
          <table:table-cell office:value-type="float" office:value="0.395875" calcext:value-type="float">
            <text:p>0.39587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49265" calcext:value-type="float">
            <text:p>0.549265</text:p>
          </table:table-cell>
          <table:table-cell office:value-type="float" office:value="0.373053" calcext:value-type="float">
            <text:p>0.373053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575633" calcext:value-type="float">
            <text:p>0.575633</text:p>
          </table:table-cell>
          <table:table-cell office:value-type="float" office:value="0.419246" calcext:value-type="float">
            <text:p>0.419246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593877" calcext:value-type="float">
            <text:p>0.593877</text:p>
          </table:table-cell>
          <table:table-cell office:value-type="float" office:value="0.419571" calcext:value-type="float">
            <text:p>0.419571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597595" calcext:value-type="float">
            <text:p>0.597595</text:p>
          </table:table-cell>
          <table:table-cell office:value-type="float" office:value="0.418928" calcext:value-type="float">
            <text:p>0.418928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594508" calcext:value-type="float">
            <text:p>0.594508</text:p>
          </table:table-cell>
          <table:table-cell office:value-type="float" office:value="0.398167" calcext:value-type="float">
            <text:p>0.398167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23745" calcext:value-type="float">
            <text:p>0.623745</text:p>
          </table:table-cell>
          <table:table-cell office:value-type="float" office:value="0.443825" calcext:value-type="float">
            <text:p>0.44382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26865" calcext:value-type="float">
            <text:p>0.626865</text:p>
          </table:table-cell>
          <table:table-cell office:value-type="float" office:value="0.430416" calcext:value-type="float">
            <text:p>0.430416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637907" calcext:value-type="float">
            <text:p>0.637907</text:p>
          </table:table-cell>
          <table:table-cell office:value-type="float" office:value="0.447344" calcext:value-type="float">
            <text:p>0.447344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651667" calcext:value-type="float">
            <text:p>0.651667</text:p>
          </table:table-cell>
          <table:table-cell office:value-type="float" office:value="0.442638" calcext:value-type="float">
            <text:p>0.442638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657501" calcext:value-type="float">
            <text:p>0.657501</text:p>
          </table:table-cell>
          <table:table-cell office:value-type="float" office:value="0.442157" calcext:value-type="float">
            <text:p>0.442157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65194" calcext:value-type="float">
            <text:p>0.65194</text:p>
          </table:table-cell>
          <table:table-cell office:value-type="float" office:value="0.453737" calcext:value-type="float">
            <text:p>0.453737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.666648" calcext:value-type="float">
            <text:p>0.666648</text:p>
          </table:table-cell>
          <table:table-cell office:value-type="float" office:value="0.461766" calcext:value-type="float">
            <text:p>0.461766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672672" calcext:value-type="float">
            <text:p>0.672672</text:p>
          </table:table-cell>
          <table:table-cell office:value-type="float" office:value="0.44535" calcext:value-type="float">
            <text:p>0.44535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.679835" calcext:value-type="float">
            <text:p>0.679835</text:p>
          </table:table-cell>
          <table:table-cell office:value-type="float" office:value="0.465917" calcext:value-type="float">
            <text:p>0.465917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677261" calcext:value-type="float">
            <text:p>0.677261</text:p>
          </table:table-cell>
          <table:table-cell office:value-type="float" office:value="0.462346" calcext:value-type="float">
            <text:p>0.462346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.685765" calcext:value-type="float">
            <text:p>0.685765</text:p>
          </table:table-cell>
          <table:table-cell office:value-type="float" office:value="0.502885" calcext:value-type="float">
            <text:p>0.502885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68772" calcext:value-type="float">
            <text:p>0.68772</text:p>
          </table:table-cell>
          <table:table-cell office:value-type="float" office:value="0.447824" calcext:value-type="float">
            <text:p>0.447824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0.692829" calcext:value-type="float">
            <text:p>0.692829</text:p>
          </table:table-cell>
          <table:table-cell office:value-type="float" office:value="0.476363" calcext:value-type="float">
            <text:p>0.476363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0.697141" calcext:value-type="float">
            <text:p>0.697141</text:p>
          </table:table-cell>
          <table:table-cell office:value-type="float" office:value="0.48982" calcext:value-type="float">
            <text:p>0.48982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0.693035" calcext:value-type="float">
            <text:p>0.693035</text:p>
          </table:table-cell>
          <table:table-cell office:value-type="float" office:value="0.479986" calcext:value-type="float">
            <text:p>0.479986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.709422" calcext:value-type="float">
            <text:p>0.709422</text:p>
          </table:table-cell>
          <table:table-cell office:value-type="float" office:value="0.503492" calcext:value-type="float">
            <text:p>0.503492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0.702874" calcext:value-type="float">
            <text:p>0.702874</text:p>
          </table:table-cell>
          <table:table-cell office:value-type="float" office:value="0.472097" calcext:value-type="float">
            <text:p>0.472097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0.707976" calcext:value-type="float">
            <text:p>0.707976</text:p>
          </table:table-cell>
          <table:table-cell office:value-type="float" office:value="0.48063" calcext:value-type="float">
            <text:p>0.48063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0.71133" calcext:value-type="float">
            <text:p>0.71133</text:p>
          </table:table-cell>
          <table:table-cell office:value-type="float" office:value="0.485161" calcext:value-type="float">
            <text:p>0.485161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0.708177" calcext:value-type="float">
            <text:p>0.708177</text:p>
          </table:table-cell>
          <table:table-cell office:value-type="float" office:value="0.493732" calcext:value-type="float">
            <text:p>0.493732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0.709984" calcext:value-type="float">
            <text:p>0.709984</text:p>
          </table:table-cell>
          <table:table-cell office:value-type="float" office:value="0.487094" calcext:value-type="float">
            <text:p>0.487094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0.718333" calcext:value-type="float">
            <text:p>0.718333</text:p>
          </table:table-cell>
          <table:table-cell office:value-type="float" office:value="0.503936" calcext:value-type="float">
            <text:p>0.503936</text:p>
          </table:table-cell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0.719515" calcext:value-type="float">
            <text:p>0.719515</text:p>
          </table:table-cell>
          <table:table-cell office:value-type="float" office:value="0.498978" calcext:value-type="float">
            <text:p>0.498978</text:p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0.717106" calcext:value-type="float">
            <text:p>0.717106</text:p>
          </table:table-cell>
          <table:table-cell office:value-type="float" office:value="0.472536" calcext:value-type="float">
            <text:p>0.472536</text:p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0.721545" calcext:value-type="float">
            <text:p>0.721545</text:p>
          </table:table-cell>
          <table:table-cell office:value-type="float" office:value="0.499172" calcext:value-type="float">
            <text:p>0.499172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0.72313" calcext:value-type="float">
            <text:p>0.72313</text:p>
          </table:table-cell>
          <table:table-cell office:value-type="float" office:value="0.493077" calcext:value-type="float">
            <text:p>0.493077</text:p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0.728949" calcext:value-type="float">
            <text:p>0.728949</text:p>
          </table:table-cell>
          <table:table-cell office:value-type="float" office:value="0.505538" calcext:value-type="float">
            <text:p>0.505538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0.733337" calcext:value-type="float">
            <text:p>0.733337</text:p>
          </table:table-cell>
          <table:table-cell office:value-type="float" office:value="0.511323" calcext:value-type="float">
            <text:p>0.511323</text:p>
          </table:table-cell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0.734056" calcext:value-type="float">
            <text:p>0.734056</text:p>
          </table:table-cell>
          <table:table-cell office:value-type="float" office:value="0.515545" calcext:value-type="float">
            <text:p>0.515545</text:p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0.735211" calcext:value-type="float">
            <text:p>0.735211</text:p>
          </table:table-cell>
          <table:table-cell office:value-type="float" office:value="0.514432" calcext:value-type="float">
            <text:p>0.514432</text:p>
          </table:table-cell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0.739915" calcext:value-type="float">
            <text:p>0.739915</text:p>
          </table:table-cell>
          <table:table-cell office:value-type="float" office:value="0.527881" calcext:value-type="float">
            <text:p>0.527881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733064" calcext:value-type="float">
            <text:p>0.733064</text:p>
          </table:table-cell>
          <table:table-cell office:value-type="float" office:value="0.498223" calcext:value-type="float">
            <text:p>0.498223</text:p>
          </table:table-cell>
        </table:table-row>
      </table:table>
      <table:table table:name="Sheet1_2" table:style-name="ta1">
        <table:shapes>
          <draw:frame draw:z-index="0" draw:style-name="gr1" draw:text-style-name="P1" svg:width="537.82pt" svg:height="255.09pt" svg:x="257.61pt" svg:y="175.27pt">
            <loext:p draw:notify-on-update-of-ranges="Sheet1_2.C4:Sheet1_2.C42 Sheet1_2.D3:Sheet1_2.D3 Sheet1_2.D4:Sheet1_2.D42 Sheet1_2.E3:Sheet1_2.E3 Sheet1_2.E4:Sheet1_2.E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Topic</text:p>
          </table:table-cell>
          <table:table-cell office:value-type="string" calcext:value-type="string">
            <text:p><text:s/>AVGCohesion</text:p>
          </table:table-cell>
          <table:table-cell office:value-type="string" calcext:value-type="string">
            <text:p><text:s/>AVGSilhouette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754" calcext:value-type="float">
            <text:p>0.4754</text:p>
          </table:table-cell>
          <table:table-cell office:value-type="float" office:value="0.323879" calcext:value-type="float">
            <text:p>0.323879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479765" calcext:value-type="float">
            <text:p>0.479765</text:p>
          </table:table-cell>
          <table:table-cell office:value-type="float" office:value="0.335662" calcext:value-type="float">
            <text:p>0.33566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520656" calcext:value-type="float">
            <text:p>0.520656</text:p>
          </table:table-cell>
          <table:table-cell office:value-type="float" office:value="0.38753" calcext:value-type="float">
            <text:p>0.38753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49509" calcext:value-type="float">
            <text:p>0.49509</text:p>
          </table:table-cell>
          <table:table-cell office:value-type="float" office:value="0.347058" calcext:value-type="float">
            <text:p>0.347058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506737" calcext:value-type="float">
            <text:p>0.506737</text:p>
          </table:table-cell>
          <table:table-cell office:value-type="float" office:value="0.351157" calcext:value-type="float">
            <text:p>0.35115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515701" calcext:value-type="float">
            <text:p>0.515701</text:p>
          </table:table-cell>
          <table:table-cell office:value-type="float" office:value="0.360748" calcext:value-type="float">
            <text:p>0.36074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523123" calcext:value-type="float">
            <text:p>0.523123</text:p>
          </table:table-cell>
          <table:table-cell office:value-type="float" office:value="0.367957" calcext:value-type="float">
            <text:p>0.367957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53124" calcext:value-type="float">
            <text:p>0.53124</text:p>
          </table:table-cell>
          <table:table-cell office:value-type="float" office:value="0.372811" calcext:value-type="float">
            <text:p>0.372811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544432" calcext:value-type="float">
            <text:p>0.544432</text:p>
          </table:table-cell>
          <table:table-cell office:value-type="float" office:value="0.400627" calcext:value-type="float">
            <text:p>0.40062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53887" calcext:value-type="float">
            <text:p>0.53887</text:p>
          </table:table-cell>
          <table:table-cell office:value-type="float" office:value="0.378129" calcext:value-type="float">
            <text:p>0.37812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63471" calcext:value-type="float">
            <text:p>0.563471</text:p>
          </table:table-cell>
          <table:table-cell office:value-type="float" office:value="0.405893" calcext:value-type="float">
            <text:p>0.405893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554251" calcext:value-type="float">
            <text:p>0.554251</text:p>
          </table:table-cell>
          <table:table-cell office:value-type="float" office:value="0.399201" calcext:value-type="float">
            <text:p>0.399201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564049" calcext:value-type="float">
            <text:p>0.564049</text:p>
          </table:table-cell>
          <table:table-cell office:value-type="float" office:value="0.402353" calcext:value-type="float">
            <text:p>0.402353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56738" calcext:value-type="float">
            <text:p>0.56738</text:p>
          </table:table-cell>
          <table:table-cell office:value-type="float" office:value="0.417188" calcext:value-type="float">
            <text:p>0.417188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560045" calcext:value-type="float">
            <text:p>0.560045</text:p>
          </table:table-cell>
          <table:table-cell office:value-type="float" office:value="0.381872" calcext:value-type="float">
            <text:p>0.381872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562052" calcext:value-type="float">
            <text:p>0.562052</text:p>
          </table:table-cell>
          <table:table-cell office:value-type="float" office:value="0.405843" calcext:value-type="float">
            <text:p>0.405843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570553" calcext:value-type="float">
            <text:p>0.570553</text:p>
          </table:table-cell>
          <table:table-cell office:value-type="float" office:value="0.411342" calcext:value-type="float">
            <text:p>0.411342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576738" calcext:value-type="float">
            <text:p>0.576738</text:p>
          </table:table-cell>
          <table:table-cell office:value-type="float" office:value="0.409953" calcext:value-type="float">
            <text:p>0.409953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587339" calcext:value-type="float">
            <text:p>0.587339</text:p>
          </table:table-cell>
          <table:table-cell office:value-type="float" office:value="0.416944" calcext:value-type="float">
            <text:p>0.416944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58994" calcext:value-type="float">
            <text:p>0.58994</text:p>
          </table:table-cell>
          <table:table-cell office:value-type="float" office:value="0.413049" calcext:value-type="float">
            <text:p>0.413049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59042" calcext:value-type="float">
            <text:p>0.59042</text:p>
          </table:table-cell>
          <table:table-cell office:value-type="float" office:value="0.426198" calcext:value-type="float">
            <text:p>0.426198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558747" calcext:value-type="float">
            <text:p>0.558747</text:p>
          </table:table-cell>
          <table:table-cell office:value-type="float" office:value="0.374442" calcext:value-type="float">
            <text:p>0.374442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591541" calcext:value-type="float">
            <text:p>0.591541</text:p>
          </table:table-cell>
          <table:table-cell office:value-type="float" office:value="0.429524" calcext:value-type="float">
            <text:p>0.429524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600121" calcext:value-type="float">
            <text:p>0.600121</text:p>
          </table:table-cell>
          <table:table-cell office:value-type="float" office:value="0.43331" calcext:value-type="float">
            <text:p>0.43331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600923" calcext:value-type="float">
            <text:p>0.600923</text:p>
          </table:table-cell>
          <table:table-cell office:value-type="float" office:value="0.4335" calcext:value-type="float">
            <text:p>0.4335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599011" calcext:value-type="float">
            <text:p>0.599011</text:p>
          </table:table-cell>
          <table:table-cell office:value-type="float" office:value="0.408051" calcext:value-type="float">
            <text:p>0.408051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604462" calcext:value-type="float">
            <text:p>0.604462</text:p>
          </table:table-cell>
          <table:table-cell office:value-type="float" office:value="0.428426" calcext:value-type="float">
            <text:p>0.428426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60543" calcext:value-type="float">
            <text:p>0.60543</text:p>
          </table:table-cell>
          <table:table-cell office:value-type="float" office:value="0.428656" calcext:value-type="float">
            <text:p>0.428656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610754" calcext:value-type="float">
            <text:p>0.610754</text:p>
          </table:table-cell>
          <table:table-cell office:value-type="float" office:value="0.435271" calcext:value-type="float">
            <text:p>0.435271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603316" calcext:value-type="float">
            <text:p>0.603316</text:p>
          </table:table-cell>
          <table:table-cell office:value-type="float" office:value="0.424916" calcext:value-type="float">
            <text:p>0.424916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597546" calcext:value-type="float">
            <text:p>0.597546</text:p>
          </table:table-cell>
          <table:table-cell office:value-type="float" office:value="0.405993" calcext:value-type="float">
            <text:p>0.405993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609694" calcext:value-type="float">
            <text:p>0.609694</text:p>
          </table:table-cell>
          <table:table-cell office:value-type="float" office:value="0.412292" calcext:value-type="float">
            <text:p>0.412292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611228" calcext:value-type="float">
            <text:p>0.611228</text:p>
          </table:table-cell>
          <table:table-cell office:value-type="float" office:value="0.43842" calcext:value-type="float">
            <text:p>0.43842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622445" calcext:value-type="float">
            <text:p>0.622445</text:p>
          </table:table-cell>
          <table:table-cell office:value-type="float" office:value="0.437882" calcext:value-type="float">
            <text:p>0.437882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619979" calcext:value-type="float">
            <text:p>0.619979</text:p>
          </table:table-cell>
          <table:table-cell office:value-type="float" office:value="0.433947" calcext:value-type="float">
            <text:p>0.433947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23834" calcext:value-type="float">
            <text:p>0.623834</text:p>
          </table:table-cell>
          <table:table-cell office:value-type="float" office:value="0.419661" calcext:value-type="float">
            <text:p>0.419661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621298" calcext:value-type="float">
            <text:p>0.621298</text:p>
          </table:table-cell>
          <table:table-cell office:value-type="float" office:value="0.422748" calcext:value-type="float">
            <text:p>0.422748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622387" calcext:value-type="float">
            <text:p>0.622387</text:p>
          </table:table-cell>
          <table:table-cell office:value-type="float" office:value="0.448547" calcext:value-type="float">
            <text:p>0.448547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628111" calcext:value-type="float">
            <text:p>0.628111</text:p>
          </table:table-cell>
          <table:table-cell office:value-type="float" office:value="0.453116" calcext:value-type="float">
            <text:p>0.453116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617197" calcext:value-type="float">
            <text:p>0.617197</text:p>
          </table:table-cell>
          <table:table-cell office:value-type="float" office:value="0.411336" calcext:value-type="float">
            <text:p>0.411336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32337" calcext:value-type="float">
            <text:p>0.632337</text:p>
          </table:table-cell>
          <table:table-cell office:value-type="float" office:value="0.454009" calcext:value-type="float">
            <text:p>0.454009</text:p>
          </table:table-cell>
        </table:table-row>
      </table:table>
      <table:table table:name="Sheet1_2_2" table:style-name="ta1">
        <table:shapes>
          <draw:frame draw:z-index="0" draw:style-name="gr1" draw:text-style-name="P1" svg:width="537.82pt" svg:height="255.09pt" svg:x="257.61pt" svg:y="175.27pt">
            <loext:p draw:notify-on-update-of-ranges="Sheet1_2_2.C4:Sheet1_2_2.C42 Sheet1_2_2.D3:Sheet1_2_2.D3 Sheet1_2_2.D4:Sheet1_2_2.D42 Sheet1_2_2.E3:Sheet1_2_2.E3 Sheet1_2_2.E4:Sheet1_2_2.E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Topic</text:p>
          </table:table-cell>
          <table:table-cell office:value-type="string" calcext:value-type="string">
            <text:p><text:s/>AVGCohesion</text:p>
          </table:table-cell>
          <table:table-cell office:value-type="string" calcext:value-type="string">
            <text:p><text:s/>AVGSilhouett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1218" calcext:value-type="float">
            <text:p>0.41218</text:p>
          </table:table-cell>
          <table:table-cell office:value-type="float" office:value="0.307786" calcext:value-type="float">
            <text:p>0.30778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411278" calcext:value-type="float">
            <text:p>0.411278</text:p>
          </table:table-cell>
          <table:table-cell office:value-type="float" office:value="0.282381" calcext:value-type="float">
            <text:p>0.28238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42588" calcext:value-type="float">
            <text:p>0.42588</text:p>
          </table:table-cell>
          <table:table-cell office:value-type="float" office:value="0.296485" calcext:value-type="float">
            <text:p>0.29648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436411" calcext:value-type="float">
            <text:p>0.436411</text:p>
          </table:table-cell>
          <table:table-cell office:value-type="float" office:value="0.308543" calcext:value-type="float">
            <text:p>0.308543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459827" calcext:value-type="float">
            <text:p>0.459827</text:p>
          </table:table-cell>
          <table:table-cell office:value-type="float" office:value="0.32344" calcext:value-type="float">
            <text:p>0.3234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6749" calcext:value-type="float">
            <text:p>0.46749</text:p>
          </table:table-cell>
          <table:table-cell office:value-type="float" office:value="0.316169" calcext:value-type="float">
            <text:p>0.316169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493013" calcext:value-type="float">
            <text:p>0.493013</text:p>
          </table:table-cell>
          <table:table-cell office:value-type="float" office:value="0.347279" calcext:value-type="float">
            <text:p>0.347279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504527" calcext:value-type="float">
            <text:p>0.504527</text:p>
          </table:table-cell>
          <table:table-cell office:value-type="float" office:value="0.348511" calcext:value-type="float">
            <text:p>0.348511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50048" calcext:value-type="float">
            <text:p>0.50048</text:p>
          </table:table-cell>
          <table:table-cell office:value-type="float" office:value="0.350324" calcext:value-type="float">
            <text:p>0.350324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518863" calcext:value-type="float">
            <text:p>0.518863</text:p>
          </table:table-cell>
          <table:table-cell office:value-type="float" office:value="0.37775" calcext:value-type="float">
            <text:p>0.3777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527285" calcext:value-type="float">
            <text:p>0.527285</text:p>
          </table:table-cell>
          <table:table-cell office:value-type="float" office:value="0.381069" calcext:value-type="float">
            <text:p>0.38106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53317" calcext:value-type="float">
            <text:p>0.53317</text:p>
          </table:table-cell>
          <table:table-cell office:value-type="float" office:value="0.385669" calcext:value-type="float">
            <text:p>0.385669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540711" calcext:value-type="float">
            <text:p>0.540711</text:p>
          </table:table-cell>
          <table:table-cell office:value-type="float" office:value="0.405813" calcext:value-type="float">
            <text:p>0.405813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549357" calcext:value-type="float">
            <text:p>0.549357</text:p>
          </table:table-cell>
          <table:table-cell office:value-type="float" office:value="0.412736" calcext:value-type="float">
            <text:p>0.412736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518379" calcext:value-type="float">
            <text:p>0.518379</text:p>
          </table:table-cell>
          <table:table-cell office:value-type="float" office:value="0.342493" calcext:value-type="float">
            <text:p>0.34249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51014" calcext:value-type="float">
            <text:p>0.551014</text:p>
          </table:table-cell>
          <table:table-cell office:value-type="float" office:value="0.395747" calcext:value-type="float">
            <text:p>0.395747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554358" calcext:value-type="float">
            <text:p>0.554358</text:p>
          </table:table-cell>
          <table:table-cell office:value-type="float" office:value="0.399535" calcext:value-type="float">
            <text:p>0.399535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56617" calcext:value-type="float">
            <text:p>0.56617</text:p>
          </table:table-cell>
          <table:table-cell office:value-type="float" office:value="0.41228" calcext:value-type="float">
            <text:p>0.41228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568628" calcext:value-type="float">
            <text:p>0.568628</text:p>
          </table:table-cell>
          <table:table-cell office:value-type="float" office:value="0.416654" calcext:value-type="float">
            <text:p>0.416654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577023" calcext:value-type="float">
            <text:p>0.577023</text:p>
          </table:table-cell>
          <table:table-cell office:value-type="float" office:value="0.418626" calcext:value-type="float">
            <text:p>0.418626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569691" calcext:value-type="float">
            <text:p>0.569691</text:p>
          </table:table-cell>
          <table:table-cell office:value-type="float" office:value="0.413255" calcext:value-type="float">
            <text:p>0.413255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576613" calcext:value-type="float">
            <text:p>0.576613</text:p>
          </table:table-cell>
          <table:table-cell office:value-type="float" office:value="0.402909" calcext:value-type="float">
            <text:p>0.402909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582879" calcext:value-type="float">
            <text:p>0.582879</text:p>
          </table:table-cell>
          <table:table-cell office:value-type="float" office:value="0.418263" calcext:value-type="float">
            <text:p>0.418263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588513" calcext:value-type="float">
            <text:p>0.588513</text:p>
          </table:table-cell>
          <table:table-cell office:value-type="float" office:value="0.423892" calcext:value-type="float">
            <text:p>0.423892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587822" calcext:value-type="float">
            <text:p>0.587822</text:p>
          </table:table-cell>
          <table:table-cell office:value-type="float" office:value="0.416487" calcext:value-type="float">
            <text:p>0.416487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587786" calcext:value-type="float">
            <text:p>0.587786</text:p>
          </table:table-cell>
          <table:table-cell office:value-type="float" office:value="0.388935" calcext:value-type="float">
            <text:p>0.388935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59389" calcext:value-type="float">
            <text:p>0.59389</text:p>
          </table:table-cell>
          <table:table-cell office:value-type="float" office:value="0.429938" calcext:value-type="float">
            <text:p>0.429938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585759" calcext:value-type="float">
            <text:p>0.585759</text:p>
          </table:table-cell>
          <table:table-cell office:value-type="float" office:value="0.401584" calcext:value-type="float">
            <text:p>0.401584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587201" calcext:value-type="float">
            <text:p>0.587201</text:p>
          </table:table-cell>
          <table:table-cell office:value-type="float" office:value="0.394784" calcext:value-type="float">
            <text:p>0.394784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600902" calcext:value-type="float">
            <text:p>0.600902</text:p>
          </table:table-cell>
          <table:table-cell office:value-type="float" office:value="0.401802" calcext:value-type="float">
            <text:p>0.401802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602715" calcext:value-type="float">
            <text:p>0.602715</text:p>
          </table:table-cell>
          <table:table-cell office:value-type="float" office:value="0.439332" calcext:value-type="float">
            <text:p>0.439332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606536" calcext:value-type="float">
            <text:p>0.606536</text:p>
          </table:table-cell>
          <table:table-cell office:value-type="float" office:value="0.408297" calcext:value-type="float">
            <text:p>0.408297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608485" calcext:value-type="float">
            <text:p>0.608485</text:p>
          </table:table-cell>
          <table:table-cell office:value-type="float" office:value="0.423624" calcext:value-type="float">
            <text:p>0.423624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612996" calcext:value-type="float">
            <text:p>0.612996</text:p>
          </table:table-cell>
          <table:table-cell office:value-type="float" office:value="0.43503" calcext:value-type="float">
            <text:p>0.43503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613161" calcext:value-type="float">
            <text:p>0.613161</text:p>
          </table:table-cell>
          <table:table-cell office:value-type="float" office:value="0.436977" calcext:value-type="float">
            <text:p>0.436977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610664" calcext:value-type="float">
            <text:p>0.610664</text:p>
          </table:table-cell>
          <table:table-cell office:value-type="float" office:value="0.437025" calcext:value-type="float">
            <text:p>0.437025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618576" calcext:value-type="float">
            <text:p>0.618576</text:p>
          </table:table-cell>
          <table:table-cell office:value-type="float" office:value="0.436974" calcext:value-type="float">
            <text:p>0.436974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619167" calcext:value-type="float">
            <text:p>0.619167</text:p>
          </table:table-cell>
          <table:table-cell office:value-type="float" office:value="0.454868" calcext:value-type="float">
            <text:p>0.454868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625353" calcext:value-type="float">
            <text:p>0.625353</text:p>
          </table:table-cell>
          <table:table-cell office:value-type="float" office:value="0.427927" calcext:value-type="float">
            <text:p>0.427927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618466" calcext:value-type="float">
            <text:p>0.618466</text:p>
          </table:table-cell>
          <table:table-cell office:value-type="float" office:value="0.437521" calcext:value-type="float">
            <text:p>0.437521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23973" calcext:value-type="float">
            <text:p>0.623973</text:p>
          </table:table-cell>
          <table:table-cell office:value-type="float" office:value="0.435985" calcext:value-type="float">
            <text:p>0.435985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624531" calcext:value-type="float">
            <text:p>0.624531</text:p>
          </table:table-cell>
          <table:table-cell office:value-type="float" office:value="0.442905" calcext:value-type="float">
            <text:p>0.44290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624664" calcext:value-type="float">
            <text:p>0.624664</text:p>
          </table:table-cell>
          <table:table-cell office:value-type="float" office:value="0.403301" calcext:value-type="float">
            <text:p>0.403301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63231" calcext:value-type="float">
            <text:p>0.63231</text:p>
          </table:table-cell>
          <table:table-cell office:value-type="float" office:value="0.449463" calcext:value-type="float">
            <text:p>0.449463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629037" calcext:value-type="float">
            <text:p>0.629037</text:p>
          </table:table-cell>
          <table:table-cell office:value-type="float" office:value="0.439808" calcext:value-type="float">
            <text:p>0.439808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33283" calcext:value-type="float">
            <text:p>0.633283</text:p>
          </table:table-cell>
          <table:table-cell office:value-type="float" office:value="0.451107" calcext:value-type="float">
            <text:p>0.451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3:49:15.683752354</meta:creation-date>
    <dc:title>Tables</dc:title>
    <dc:date>2018-04-10T14:23:54.062120377</dc:date>
    <meta:editing-duration>PT14M18S</meta:editing-duration>
    <meta:editing-cycles>1</meta:editing-cycles>
    <meta:generator>LibreOffice/5.2.7.2$Linux_X86_64 LibreOffice_project/20m0$Build-2</meta:generator>
    <meta:document-statistic meta:table-count="3" meta:cell-count="38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01cm" svg:y="3.952cm" style:legend-expansion="high" chart:style-name="ch2"/>
        <chart:plot-area chart:style-name="ch3" table:cell-range-address="Sheet1.C3:Sheet1.E42" chart:data-source-has-labels="both" svg:x="0.32cm" svg:y="0.18cm" svg:width="11.661cm" svg:height="8.64cm">
          <chartooo:coordinate-region svg:x="1.047cm" svg:y="0.301cm" svg:width="10.794cm" svg:height="7.517cm"/>
          <chart:axis chart:dimension="x" chart:name="primary-x" chart:style-name="ch4" chartooo:axis-type="auto">
            <chartooo:date-scale/>
            <chart:categories table:cell-range-address="Sheet1.C4:Sheet1.C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42" chart:label-cell-address="Sheet1.D3:Sheet1.D3" chart:class="chart:line">
            <chart:data-point chart:repeated="39"/>
          </chart:series>
          <chart:series chart:style-name="ch7" chart:values-cell-range-address="Sheet1.E4:Sheet1.E42" chart:label-cell-address="Sheet1.E3:Sheet1.E3" chart:class="chart:line"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VGCohesion</text:p>
                <draw:g>
                  <svg:desc>Sheet1.D3:Sheet1.D3</svg:desc>
                </draw:g>
              </table:table-cell>
              <table:table-cell office:value-type="string">
                <text:p> AVGSilhouette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4:Sheet1.C42</svg:desc>
                </draw:g>
              </table:table-cell>
              <table:table-cell office:value-type="float" office:value="0.487028">
                <text:p>0.487028</text:p>
                <draw:g>
                  <svg:desc>Sheet1.D4:Sheet1.D42</svg:desc>
                </draw:g>
              </table:table-cell>
              <table:table-cell office:value-type="float" office:value="0.367347">
                <text:p>0.367347</text:p>
                <draw:g>
                  <svg:desc>Sheet1.E4:Sheet1.E42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32325">
                <text:p>0.532325</text:p>
              </table:table-cell>
              <table:table-cell office:value-type="float" office:value="0.395875">
                <text:p>0.3958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49265">
                <text:p>0.549265</text:p>
              </table:table-cell>
              <table:table-cell office:value-type="float" office:value="0.373053">
                <text:p>0.3730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75633">
                <text:p>0.575633</text:p>
              </table:table-cell>
              <table:table-cell office:value-type="float" office:value="0.419246">
                <text:p>0.4192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93877">
                <text:p>0.593877</text:p>
              </table:table-cell>
              <table:table-cell office:value-type="float" office:value="0.419571">
                <text:p>0.41957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97595">
                <text:p>0.597595</text:p>
              </table:table-cell>
              <table:table-cell office:value-type="float" office:value="0.418928">
                <text:p>0.4189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94508">
                <text:p>0.594508</text:p>
              </table:table-cell>
              <table:table-cell office:value-type="float" office:value="0.398167">
                <text:p>0.39816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23745">
                <text:p>0.623745</text:p>
              </table:table-cell>
              <table:table-cell office:value-type="float" office:value="0.443825">
                <text:p>0.4438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26865">
                <text:p>0.626865</text:p>
              </table:table-cell>
              <table:table-cell office:value-type="float" office:value="0.430416">
                <text:p>0.43041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37907">
                <text:p>0.637907</text:p>
              </table:table-cell>
              <table:table-cell office:value-type="float" office:value="0.447344">
                <text:p>0.4473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51667">
                <text:p>0.651667</text:p>
              </table:table-cell>
              <table:table-cell office:value-type="float" office:value="0.442638">
                <text:p>0.44263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57501">
                <text:p>0.657501</text:p>
              </table:table-cell>
              <table:table-cell office:value-type="float" office:value="0.442157">
                <text:p>0.4421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5194">
                <text:p>0.65194</text:p>
              </table:table-cell>
              <table:table-cell office:value-type="float" office:value="0.453737">
                <text:p>0.45373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66648">
                <text:p>0.666648</text:p>
              </table:table-cell>
              <table:table-cell office:value-type="float" office:value="0.461766">
                <text:p>0.4617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72672">
                <text:p>0.672672</text:p>
              </table:table-cell>
              <table:table-cell office:value-type="float" office:value="0.44535">
                <text:p>0.4453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79835">
                <text:p>0.679835</text:p>
              </table:table-cell>
              <table:table-cell office:value-type="float" office:value="0.465917">
                <text:p>0.46591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77261">
                <text:p>0.677261</text:p>
              </table:table-cell>
              <table:table-cell office:value-type="float" office:value="0.462346">
                <text:p>0.46234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85765">
                <text:p>0.685765</text:p>
              </table:table-cell>
              <table:table-cell office:value-type="float" office:value="0.502885">
                <text:p>0.5028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772">
                <text:p>0.68772</text:p>
              </table:table-cell>
              <table:table-cell office:value-type="float" office:value="0.447824">
                <text:p>0.44782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92829">
                <text:p>0.692829</text:p>
              </table:table-cell>
              <table:table-cell office:value-type="float" office:value="0.476363">
                <text:p>0.47636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97141">
                <text:p>0.697141</text:p>
              </table:table-cell>
              <table:table-cell office:value-type="float" office:value="0.48982">
                <text:p>0.4898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93035">
                <text:p>0.693035</text:p>
              </table:table-cell>
              <table:table-cell office:value-type="float" office:value="0.479986">
                <text:p>0.47998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09422">
                <text:p>0.709422</text:p>
              </table:table-cell>
              <table:table-cell office:value-type="float" office:value="0.503492">
                <text:p>0.50349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02874">
                <text:p>0.702874</text:p>
              </table:table-cell>
              <table:table-cell office:value-type="float" office:value="0.472097">
                <text:p>0.47209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07976">
                <text:p>0.707976</text:p>
              </table:table-cell>
              <table:table-cell office:value-type="float" office:value="0.48063">
                <text:p>0.4806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1133">
                <text:p>0.71133</text:p>
              </table:table-cell>
              <table:table-cell office:value-type="float" office:value="0.485161">
                <text:p>0.48516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08177">
                <text:p>0.708177</text:p>
              </table:table-cell>
              <table:table-cell office:value-type="float" office:value="0.493732">
                <text:p>0.49373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709984">
                <text:p>0.709984</text:p>
              </table:table-cell>
              <table:table-cell office:value-type="float" office:value="0.487094">
                <text:p>0.4870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18333">
                <text:p>0.718333</text:p>
              </table:table-cell>
              <table:table-cell office:value-type="float" office:value="0.503936">
                <text:p>0.50393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719515">
                <text:p>0.719515</text:p>
              </table:table-cell>
              <table:table-cell office:value-type="float" office:value="0.498978">
                <text:p>0.49897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17106">
                <text:p>0.717106</text:p>
              </table:table-cell>
              <table:table-cell office:value-type="float" office:value="0.472536">
                <text:p>0.47253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21545">
                <text:p>0.721545</text:p>
              </table:table-cell>
              <table:table-cell office:value-type="float" office:value="0.499172">
                <text:p>0.49917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2313">
                <text:p>0.72313</text:p>
              </table:table-cell>
              <table:table-cell office:value-type="float" office:value="0.493077">
                <text:p>0.49307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28949">
                <text:p>0.728949</text:p>
              </table:table-cell>
              <table:table-cell office:value-type="float" office:value="0.505538">
                <text:p>0.50553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33337">
                <text:p>0.733337</text:p>
              </table:table-cell>
              <table:table-cell office:value-type="float" office:value="0.511323">
                <text:p>0.51132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734056">
                <text:p>0.734056</text:p>
              </table:table-cell>
              <table:table-cell office:value-type="float" office:value="0.515545">
                <text:p>0.51554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5211">
                <text:p>0.735211</text:p>
              </table:table-cell>
              <table:table-cell office:value-type="float" office:value="0.514432">
                <text:p>0.51443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739915">
                <text:p>0.739915</text:p>
              </table:table-cell>
              <table:table-cell office:value-type="float" office:value="0.527881">
                <text:p>0.52788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33064">
                <text:p>0.733064</text:p>
              </table:table-cell>
              <table:table-cell office:value-type="float" office:value="0.498223">
                <text:p>0.498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974cm" svg:height="9cm" xlink:href=".." xlink:type="simple" chart:class="chart:line" chart:style-name="ch1">
        <chart:legend chart:legend-position="end" svg:x="15.275cm" svg:y="3.952cm" style:legend-expansion="high" chart:style-name="ch2"/>
        <chart:plot-area chart:style-name="ch3" table:cell-range-address="Sheet1_2.C3:Sheet1_2.E42" chart:data-source-has-labels="both" svg:x="0.379cm" svg:y="0.18cm" svg:width="14.517cm" svg:height="8.64cm">
          <chartooo:coordinate-region svg:x="1.106cm" svg:y="0.379cm" svg:width="13.651cm" svg:height="7.649cm"/>
          <chart:axis chart:dimension="x" chart:name="primary-x" chart:style-name="ch4" chartooo:axis-type="auto">
            <chartooo:date-scale/>
            <chart:categories table:cell-range-address="Sheet1_2.C4:Sheet1_2.C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.D4:Sheet1_2.D42" chart:label-cell-address="Sheet1_2.D3:Sheet1_2.D3" chart:class="chart:line">
            <chart:data-point chart:repeated="39"/>
          </chart:series>
          <chart:series chart:style-name="ch7" chart:values-cell-range-address="Sheet1_2.E4:Sheet1_2.E42" chart:label-cell-address="Sheet1_2.E3:Sheet1_2.E3" chart:class="chart:line"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VGCohesion</text:p>
                <draw:g>
                  <svg:desc>Sheet1_2.D3:Sheet1_2.D3</svg:desc>
                </draw:g>
              </table:table-cell>
              <table:table-cell office:value-type="string">
                <text:p> AVGSilhouette</text:p>
                <draw:g>
                  <svg:desc>Sheet1_2.E3:Sheet1_2.E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_2.C4:Sheet1_2.C42</svg:desc>
                </draw:g>
              </table:table-cell>
              <table:table-cell office:value-type="float" office:value="0.4754">
                <text:p>0.4754</text:p>
                <draw:g>
                  <svg:desc>Sheet1_2.D4:Sheet1_2.D42</svg:desc>
                </draw:g>
              </table:table-cell>
              <table:table-cell office:value-type="float" office:value="0.323879">
                <text:p>0.323879</text:p>
                <draw:g>
                  <svg:desc>Sheet1_2.E4:Sheet1_2.E42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79765">
                <text:p>0.479765</text:p>
              </table:table-cell>
              <table:table-cell office:value-type="float" office:value="0.335662">
                <text:p>0.33566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20656">
                <text:p>0.520656</text:p>
              </table:table-cell>
              <table:table-cell office:value-type="float" office:value="0.38753">
                <text:p>0.387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9509">
                <text:p>0.49509</text:p>
              </table:table-cell>
              <table:table-cell office:value-type="float" office:value="0.347058">
                <text:p>0.3470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06737">
                <text:p>0.506737</text:p>
              </table:table-cell>
              <table:table-cell office:value-type="float" office:value="0.351157">
                <text:p>0.3511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15701">
                <text:p>0.515701</text:p>
              </table:table-cell>
              <table:table-cell office:value-type="float" office:value="0.360748">
                <text:p>0.3607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23123">
                <text:p>0.523123</text:p>
              </table:table-cell>
              <table:table-cell office:value-type="float" office:value="0.367957">
                <text:p>0.3679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3124">
                <text:p>0.53124</text:p>
              </table:table-cell>
              <table:table-cell office:value-type="float" office:value="0.372811">
                <text:p>0.37281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44432">
                <text:p>0.544432</text:p>
              </table:table-cell>
              <table:table-cell office:value-type="float" office:value="0.400627">
                <text:p>0.40062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3887">
                <text:p>0.53887</text:p>
              </table:table-cell>
              <table:table-cell office:value-type="float" office:value="0.378129">
                <text:p>0.3781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63471">
                <text:p>0.563471</text:p>
              </table:table-cell>
              <table:table-cell office:value-type="float" office:value="0.405893">
                <text:p>0.40589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54251">
                <text:p>0.554251</text:p>
              </table:table-cell>
              <table:table-cell office:value-type="float" office:value="0.399201">
                <text:p>0.39920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64049">
                <text:p>0.564049</text:p>
              </table:table-cell>
              <table:table-cell office:value-type="float" office:value="0.402353">
                <text:p>0.40235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6738">
                <text:p>0.56738</text:p>
              </table:table-cell>
              <table:table-cell office:value-type="float" office:value="0.417188">
                <text:p>0.41718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60045">
                <text:p>0.560045</text:p>
              </table:table-cell>
              <table:table-cell office:value-type="float" office:value="0.381872">
                <text:p>0.38187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62052">
                <text:p>0.562052</text:p>
              </table:table-cell>
              <table:table-cell office:value-type="float" office:value="0.405843">
                <text:p>0.40584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70553">
                <text:p>0.570553</text:p>
              </table:table-cell>
              <table:table-cell office:value-type="float" office:value="0.411342">
                <text:p>0.41134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76738">
                <text:p>0.576738</text:p>
              </table:table-cell>
              <table:table-cell office:value-type="float" office:value="0.409953">
                <text:p>0.40995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87339">
                <text:p>0.587339</text:p>
              </table:table-cell>
              <table:table-cell office:value-type="float" office:value="0.416944">
                <text:p>0.41694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8994">
                <text:p>0.58994</text:p>
              </table:table-cell>
              <table:table-cell office:value-type="float" office:value="0.413049">
                <text:p>0.4130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9042">
                <text:p>0.59042</text:p>
              </table:table-cell>
              <table:table-cell office:value-type="float" office:value="0.426198">
                <text:p>0.42619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58747">
                <text:p>0.558747</text:p>
              </table:table-cell>
              <table:table-cell office:value-type="float" office:value="0.374442">
                <text:p>0.37444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91541">
                <text:p>0.591541</text:p>
              </table:table-cell>
              <table:table-cell office:value-type="float" office:value="0.429524">
                <text:p>0.4295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00121">
                <text:p>0.600121</text:p>
              </table:table-cell>
              <table:table-cell office:value-type="float" office:value="0.43331">
                <text:p>0.4333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00923">
                <text:p>0.600923</text:p>
              </table:table-cell>
              <table:table-cell office:value-type="float" office:value="0.4335">
                <text:p>0.43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99011">
                <text:p>0.599011</text:p>
              </table:table-cell>
              <table:table-cell office:value-type="float" office:value="0.408051">
                <text:p>0.40805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04462">
                <text:p>0.604462</text:p>
              </table:table-cell>
              <table:table-cell office:value-type="float" office:value="0.428426">
                <text:p>0.42842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0543">
                <text:p>0.60543</text:p>
              </table:table-cell>
              <table:table-cell office:value-type="float" office:value="0.428656">
                <text:p>0.42865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10754">
                <text:p>0.610754</text:p>
              </table:table-cell>
              <table:table-cell office:value-type="float" office:value="0.435271">
                <text:p>0.43527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03316">
                <text:p>0.603316</text:p>
              </table:table-cell>
              <table:table-cell office:value-type="float" office:value="0.424916">
                <text:p>0.4249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97546">
                <text:p>0.597546</text:p>
              </table:table-cell>
              <table:table-cell office:value-type="float" office:value="0.405993">
                <text:p>0.40599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09694">
                <text:p>0.609694</text:p>
              </table:table-cell>
              <table:table-cell office:value-type="float" office:value="0.412292">
                <text:p>0.41229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11228">
                <text:p>0.611228</text:p>
              </table:table-cell>
              <table:table-cell office:value-type="float" office:value="0.43842">
                <text:p>0.4384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22445">
                <text:p>0.622445</text:p>
              </table:table-cell>
              <table:table-cell office:value-type="float" office:value="0.437882">
                <text:p>0.43788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19979">
                <text:p>0.619979</text:p>
              </table:table-cell>
              <table:table-cell office:value-type="float" office:value="0.433947">
                <text:p>0.43394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23834">
                <text:p>0.623834</text:p>
              </table:table-cell>
              <table:table-cell office:value-type="float" office:value="0.419661">
                <text:p>0.41966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21298">
                <text:p>0.621298</text:p>
              </table:table-cell>
              <table:table-cell office:value-type="float" office:value="0.422748">
                <text:p>0.42274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22387">
                <text:p>0.622387</text:p>
              </table:table-cell>
              <table:table-cell office:value-type="float" office:value="0.448547">
                <text:p>0.44854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28111">
                <text:p>0.628111</text:p>
              </table:table-cell>
              <table:table-cell office:value-type="float" office:value="0.453116">
                <text:p>0.4531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974cm" svg:height="9cm" xlink:href=".." xlink:type="simple" chart:class="chart:line" chart:style-name="ch1">
        <chart:legend chart:legend-position="end" svg:x="15.275cm" svg:y="3.952cm" style:legend-expansion="high" chart:style-name="ch2"/>
        <chart:plot-area chart:style-name="ch3" table:cell-range-address="Sheet1_2_2.C3:Sheet1_2_2.E42" chart:data-source-has-labels="both" svg:x="0.379cm" svg:y="0.18cm" svg:width="14.517cm" svg:height="8.64cm">
          <chartooo:coordinate-region svg:x="1.106cm" svg:y="0.379cm" svg:width="13.651cm" svg:height="7.649cm"/>
          <chart:axis chart:dimension="x" chart:name="primary-x" chart:style-name="ch4" chartooo:axis-type="auto">
            <chartooo:date-scale/>
            <chart:categories table:cell-range-address="Sheet1_2_2.C4:Sheet1_2_2.C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_2.D4:Sheet1_2_2.D42" chart:label-cell-address="Sheet1_2_2.D3:Sheet1_2_2.D3" chart:class="chart:line">
            <chart:data-point chart:repeated="39"/>
          </chart:series>
          <chart:series chart:style-name="ch7" chart:values-cell-range-address="Sheet1_2_2.E4:Sheet1_2_2.E42" chart:label-cell-address="Sheet1_2_2.E3:Sheet1_2_2.E3" chart:class="chart:line"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VGCohesion</text:p>
                <draw:g>
                  <svg:desc>Sheet1_2_2.D3:Sheet1_2_2.D3</svg:desc>
                </draw:g>
              </table:table-cell>
              <table:table-cell office:value-type="string">
                <text:p> AVGSilhouette</text:p>
                <draw:g>
                  <svg:desc>Sheet1_2_2.E3:Sheet1_2_2.E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_2_2.C4:Sheet1_2_2.C42</svg:desc>
                </draw:g>
              </table:table-cell>
              <table:table-cell office:value-type="float" office:value="0.41218">
                <text:p>0.41218</text:p>
                <draw:g>
                  <svg:desc>Sheet1_2_2.D4:Sheet1_2_2.D42</svg:desc>
                </draw:g>
              </table:table-cell>
              <table:table-cell office:value-type="float" office:value="0.307786">
                <text:p>0.307786</text:p>
                <draw:g>
                  <svg:desc>Sheet1_2_2.E4:Sheet1_2_2.E42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11278">
                <text:p>0.411278</text:p>
              </table:table-cell>
              <table:table-cell office:value-type="float" office:value="0.282381">
                <text:p>0.2823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2588">
                <text:p>0.42588</text:p>
              </table:table-cell>
              <table:table-cell office:value-type="float" office:value="0.296485">
                <text:p>0.296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36411">
                <text:p>0.436411</text:p>
              </table:table-cell>
              <table:table-cell office:value-type="float" office:value="0.308543">
                <text:p>0.3085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59827">
                <text:p>0.459827</text:p>
              </table:table-cell>
              <table:table-cell office:value-type="float" office:value="0.32344">
                <text:p>0.323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6749">
                <text:p>0.46749</text:p>
              </table:table-cell>
              <table:table-cell office:value-type="float" office:value="0.316169">
                <text:p>0.31616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93013">
                <text:p>0.493013</text:p>
              </table:table-cell>
              <table:table-cell office:value-type="float" office:value="0.347279">
                <text:p>0.34727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04527">
                <text:p>0.504527</text:p>
              </table:table-cell>
              <table:table-cell office:value-type="float" office:value="0.348511">
                <text:p>0.3485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0048">
                <text:p>0.50048</text:p>
              </table:table-cell>
              <table:table-cell office:value-type="float" office:value="0.350324">
                <text:p>0.35032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18863">
                <text:p>0.518863</text:p>
              </table:table-cell>
              <table:table-cell office:value-type="float" office:value="0.37775">
                <text:p>0.377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27285">
                <text:p>0.527285</text:p>
              </table:table-cell>
              <table:table-cell office:value-type="float" office:value="0.381069">
                <text:p>0.3810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3317">
                <text:p>0.53317</text:p>
              </table:table-cell>
              <table:table-cell office:value-type="float" office:value="0.385669">
                <text:p>0.38566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40711">
                <text:p>0.540711</text:p>
              </table:table-cell>
              <table:table-cell office:value-type="float" office:value="0.405813">
                <text:p>0.4058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49357">
                <text:p>0.549357</text:p>
              </table:table-cell>
              <table:table-cell office:value-type="float" office:value="0.412736">
                <text:p>0.41273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18379">
                <text:p>0.518379</text:p>
              </table:table-cell>
              <table:table-cell office:value-type="float" office:value="0.342493">
                <text:p>0.3424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1014">
                <text:p>0.551014</text:p>
              </table:table-cell>
              <table:table-cell office:value-type="float" office:value="0.395747">
                <text:p>0.39574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54358">
                <text:p>0.554358</text:p>
              </table:table-cell>
              <table:table-cell office:value-type="float" office:value="0.399535">
                <text:p>0.3995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6617">
                <text:p>0.56617</text:p>
              </table:table-cell>
              <table:table-cell office:value-type="float" office:value="0.41228">
                <text:p>0.412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68628">
                <text:p>0.568628</text:p>
              </table:table-cell>
              <table:table-cell office:value-type="float" office:value="0.416654">
                <text:p>0.41665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77023">
                <text:p>0.577023</text:p>
              </table:table-cell>
              <table:table-cell office:value-type="float" office:value="0.418626">
                <text:p>0.4186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69691">
                <text:p>0.569691</text:p>
              </table:table-cell>
              <table:table-cell office:value-type="float" office:value="0.413255">
                <text:p>0.4132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76613">
                <text:p>0.576613</text:p>
              </table:table-cell>
              <table:table-cell office:value-type="float" office:value="0.402909">
                <text:p>0.40290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82879">
                <text:p>0.582879</text:p>
              </table:table-cell>
              <table:table-cell office:value-type="float" office:value="0.418263">
                <text:p>0.41826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88513">
                <text:p>0.588513</text:p>
              </table:table-cell>
              <table:table-cell office:value-type="float" office:value="0.423892">
                <text:p>0.42389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87822">
                <text:p>0.587822</text:p>
              </table:table-cell>
              <table:table-cell office:value-type="float" office:value="0.416487">
                <text:p>0.4164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87786">
                <text:p>0.587786</text:p>
              </table:table-cell>
              <table:table-cell office:value-type="float" office:value="0.388935">
                <text:p>0.38893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9389">
                <text:p>0.59389</text:p>
              </table:table-cell>
              <table:table-cell office:value-type="float" office:value="0.429938">
                <text:p>0.4299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85759">
                <text:p>0.585759</text:p>
              </table:table-cell>
              <table:table-cell office:value-type="float" office:value="0.401584">
                <text:p>0.40158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87201">
                <text:p>0.587201</text:p>
              </table:table-cell>
              <table:table-cell office:value-type="float" office:value="0.394784">
                <text:p>0.39478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00902">
                <text:p>0.600902</text:p>
              </table:table-cell>
              <table:table-cell office:value-type="float" office:value="0.401802">
                <text:p>0.40180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02715">
                <text:p>0.602715</text:p>
              </table:table-cell>
              <table:table-cell office:value-type="float" office:value="0.439332">
                <text:p>0.43933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06536">
                <text:p>0.606536</text:p>
              </table:table-cell>
              <table:table-cell office:value-type="float" office:value="0.408297">
                <text:p>0.40829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08485">
                <text:p>0.608485</text:p>
              </table:table-cell>
              <table:table-cell office:value-type="float" office:value="0.423624">
                <text:p>0.42362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12996">
                <text:p>0.612996</text:p>
              </table:table-cell>
              <table:table-cell office:value-type="float" office:value="0.43503">
                <text:p>0.4350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13161">
                <text:p>0.613161</text:p>
              </table:table-cell>
              <table:table-cell office:value-type="float" office:value="0.436977">
                <text:p>0.43697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10664">
                <text:p>0.610664</text:p>
              </table:table-cell>
              <table:table-cell office:value-type="float" office:value="0.437025">
                <text:p>0.43702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18576">
                <text:p>0.618576</text:p>
              </table:table-cell>
              <table:table-cell office:value-type="float" office:value="0.436974">
                <text:p>0.43697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19167">
                <text:p>0.619167</text:p>
              </table:table-cell>
              <table:table-cell office:value-type="float" office:value="0.454868">
                <text:p>0.45486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25353">
                <text:p>0.625353</text:p>
              </table:table-cell>
              <table:table-cell office:value-type="float" office:value="0.427927">
                <text:p>0.4279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